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gr7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806cm"/>
      <style:paragraph-properties style:writing-mode="lr-tb"/>
    </style:style>
    <style:style style:name="gr10" style:family="graphic" style:parent-style-name="standard">
      <style:graphic-properties svg:stroke-width="0.053cm" svg:stroke-color="#ff8000" draw:marker-start-width="0.279cm" draw:marker-end-width="0.279cm" draw:fill="none" draw:fill-color="#ff8000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800080" draw:marker-start-width="0.279cm" draw:marker-end-width="0.279cm" draw:fill="none" draw:fill-color="#ff8000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8000" draw:marker-start-width="0.279cm" draw:marker-end-width="0.279cm" draw:fill="none" draw:fill-color="#ff8000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ourier New1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Courier New1" fo:font-size="10pt" style:font-size-asian="10pt" style:font-size-complex="1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8000"/>
      <style:paragraph-properties fo:text-align="center"/>
    </style:style>
    <style:style style:name="T1" style:family="text">
      <style:text-properties fo:color="#ffffff" loext:opacity="100%" style:font-name="Courier New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Courier New1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Lucida Sans Unicode"/>
    </style:style>
    <style:style style:name="T6" style:family="text">
      <style:text-properties style:font-name="Courier New1"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5.072cm" svg:x="15.5cm" svg:y="2.75cm">
          <draw:text-box>
            <text:p><text:span text:style-name="T1">0</text:span><text:span text:style-name="T2">435</text:span></text:p>
            <text:p><text:span text:style-name="T2">+</text:span><text:span text:style-name="T1">0</text:span><text:span text:style-name="T2">43</text:span></text:p>
            <text:p><text:span text:style-name="T1">0</text:span><text:span text:style-name="T3">51</text:span><text:span text:style-name="T2">1</text:span></text:p>
            <text:p><text:span text:style-name="T4"/></text:p>
            <text:p><text:span text:style-name="T5"/></text:p>
          </draw:text-box>
        </draw:frame>
        <draw:line draw:style-name="gr5" draw:text-style-name="P5" draw:layer="layout" svg:x1="16.25cm" svg:y1="5cm" svg:x2="18.5cm" svg:y2="5cm">
          <text:p/>
        </draw:line>
        <draw:custom-shape draw:style-name="gr2" draw:text-style-name="P2" draw:layer="layout" svg:width="0.25cm" svg:height="2cm" svg:x="6.2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75cm" svg:height="1.047cm" svg:x="18.5cm" svg:y="4.703cm">
          <draw:text-box>
            <text:p text:style-name="P6"><text:span text:style-name="T6">seven</text:span></text:p>
          </draw:text-box>
        </draw:frame>
        <draw:line draw:style-name="gr5" draw:text-style-name="P5" draw:layer="layout" svg:x1="2cm" svg:y1="14cm" svg:x2="10cm" svg:y2="14cm">
          <text:p/>
        </draw:line>
        <draw:custom-shape draw:style-name="gr2" draw:text-style-name="P2" draw:layer="layout" svg:width="0.25cm" svg:height="2cm" svg:x="6.7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" draw:text-style-name="P5" draw:layer="layout" svg:width="3.869cm" svg:height="8.937cm" draw:transform="rotate (0.112748269678834) translate (6.23872739473422cm 1.62729391775259cm)" svg:viewBox="0 0 3870 8938" svg:d="M1819 131c184-18 363 25 548 26 186 1 379 15 560 63 187 51 385 83 522 255 147 185 371 344 413 580 38 209-77 419-141 623-65 208-200 391-331 565-127 170-278 330-343 530-66 201-118 400-193 599-72 193-93 382-206 563-117 188-171 412-281 607-116 207-181 442-321 638-126 178-221 374-330 566-100 175-187 357-307 516-117 155-223 319-287 500-63 178 15 362-27 547-39 171-28 352-77 524-48 169-86 352-59 526 27 175 125 408-8 531-134 124-354-30-530-24-227 9-383-212-398-400-15-195-41-388-4-586 34-183 123-350 114-538-11-241 113-454 114-697 2-199 45-398 68-595 21-193 58-386 65-579 8-199 88-375 100-574 25-388 85-774 131-1158 24-199 105-389 103-591-3-191 28-376 46-563 18-186 25-377 64-561 39-186-29-366 27-547 51-170 54-349 76-524 22-177 47-357 147-516 121-193 319-301 508-404l180-33 143 158">
          <text:p/>
        </draw:path>
        <draw:path draw:style-name="gr7" draw:text-style-name="P5" draw:layer="layout" svg:width="1.186cm" svg:height="2.725cm" draw:transform="rotate (0.106465084371654) translate (6.12997104512103cm 14.7583783397714cm)" svg:viewBox="0 0 1187 2726" svg:d="M202 9c188-15 379-11 568 8 214 22 340 228 379 431 37 192 49 381 27 570-20 180-18 366-58 544-42 194 32 378-7 567-36 176 35 400-162 514-161 95-358 93-539 68-225-32-311-268-377-449-67-184-14-369 5-550 19-177 7-354 22-529 15-182 45-364 58-544 13-181-18-380 93-539l38-33z">
          <text:p/>
        </draw:path>
        <draw:line draw:style-name="gr8" draw:text-style-name="P5" draw:layer="layout" svg:x1="7.75cm" svg:y1="10.5cm" svg:x2="7cm" svg:y2="14.75cm">
          <text:p/>
        </draw:line>
        <draw:frame draw:style-name="gr9" draw:text-style-name="P9" draw:layer="layout" svg:width="0.75cm" svg:height="1.056cm" svg:x="16.25cm" svg:y="2.25cm">
          <draw:text-box>
            <text:p text:style-name="P8"><text:span text:style-name="T7">1</text:span></text:p>
          </draw:text-box>
        </draw:frame>
        <draw:custom-shape draw:style-name="gr10" draw:text-style-name="P10" draw:layer="layout" svg:width="0.75cm" svg:height="0.75cm" svg:x="16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5" draw:layer="layout" svg:width="3.606cm" svg:height="11.779cm" draw:transform="rotate (-2.91888864103532) translate (9.6799846673325cm 12.9894342996328cm)" svg:viewBox="0 0 3607 11780" svg:d="M556 11744c224 38 460-64 594-227 120-147 142-353 176-540 34-184 97-364 107-554 10-182 64-358 104-537 42-183 87-366 142-546 70-236 139-477 163-723 23-231 15-465 50-694 34-228 169-417 234-634 49-168 60-349 133-512 83-185 91-389 184-574 88-174 164-355 198-552 40-231 119-456 156-688 45-279 107-554 169-830 50-218 102-434 184-646 65-170 80-356 120-533 44-194 90-390 133-585 41-187 19-380 38-570 18-189 19-379 38-570 19-183 68-358 87-541 18-169 126-396-102-511-159-81-328-128-504-169-229-52-358 151-464 293-117 157-126 346-172 522-47 176-90 354-121 532-31 181-40 366-69 546-31 191-101 377-111 571-10 184-80 357-104 538-24 177-39 353-31 535 7 184-106 349-138 530-30 173-65 348-117 516-71 233-111 469-91 721 16 207 64 408 60 611-3 217-14 431-19 646-4 197-2 398-60 583-64 205-242 342-322 542-68 172-98 351-155 526-58 183-121 357-193 535-71 177-176 334-323 469-132 121-206 310-203 497 3 185-44 363-87 541-45 188-24 361-86 541-60 171-36 372-121 533-126 239 139 340 262 440l180 4 154-38z">
          <text:p/>
        </draw:path>
        <draw:custom-shape draw:style-name="gr1" draw:text-style-name="P1" draw:layer="layout" svg:width="1.75cm" svg:height="2cm" svg:x="4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6.25cm" svg:y1="13.5cm" svg:x2="5.25cm" svg:y2="14.75cm">
          <text:p/>
        </draw:line>
        <draw:custom-shape draw:style-name="gr13" draw:text-style-name="P10" draw:layer="layout" svg:width="0.75cm" svg:height="0.75cm" svg:x="16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75cm" svg:height="0.75cm" svg:x="16.751cm" svg:y="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75cm" svg:height="0.75cm" svg:x="16.251cm" svg:y="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75cm" svg:height="1.056cm" svg:x="16.75cm" svg:y="2.25cm">
          <draw:text-box>
            <text:p text:style-name="P8"><text:span text:style-name="T7">1</text:span></text:p>
          </draw:text-box>
        </draw:frame>
        <draw:custom-shape draw:style-name="gr1" draw:text-style-name="P1" draw:layer="layout" svg:width="1.75cm" svg:height="2cm" svg:x="2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5" draw:layer="layout" svg:width="2.922cm" svg:height="3.51cm" draw:transform="rotate (-3.14159265358979) translate (6.14629940904409cm 17.7808579449761cm)" svg:viewBox="0 0 2923 3511" svg:d="M1560 3423c201 1 404-36 600 0 279 52 464-238 546-424 110-250 206-515 212-793 5-222 8-448 0-671-6-205-30-410-35-617-6-312-378-351-529-600-115-191-366-258-582-300-196-38-400-4-600 0-192 4-357 119-547 106-242-18-375 213-441 388-68 182-158 356-176 547-17 188-2 378 0 565 3 188-20 380 17 564 38 189 60 382 124 564 75 213 265 349 423 494 170 156 381 241 600 265h176l177-18 141-106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9T14:27:23.906000000</dc:date>
    <meta:editing-duration>PT15H13M14S</meta:editing-duration>
    <meta:editing-cycles>7</meta:editing-cycles>
    <meta:generator>LibreOffice/7.2.7.2$Windows_X86_64 LibreOffice_project/8d71d29d553c0f7dcbfa38fbfda25ee34cce99a2</meta:generator>
    <meta:document-statistic meta:object-count="51"/>
  </office:meta>
</office:document-meta>
</file>